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6.89cm"/>
    </style:style>
    <style:style style:name="co7" style:family="table-column">
      <style:table-column-properties fo:break-before="auto" style:column-width="8.0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fo:border="none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2"/>
    <style:style style:name="ce29" style:family="table-cell" style:parent-style-name="Default" style:data-style-name="N112">
      <style:text-properties style:font-name="Arial" style:font-name-asian="Droid Sans" style:font-name-complex="Lohit Hindi"/>
    </style:style>
    <style:style style:name="ce30" style:family="table-cell" style:parent-style-name="Default" style:data-style-name="N112">
      <style:table-cell-properties fo:border-bottom="0.06pt solid #000000" fo:border-left="none" fo:border-right="none" fo:border-top="none"/>
      <style:text-properties style:font-name="Arial" style:font-name-asian="Droid Sans" style:font-name-complex="Lohit Hindi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2">
      <style:table-cell-properties fo:border-bottom="none" fo:border-left="none" fo:border-right="0.06pt solid #000000" fo:border-top="none"/>
      <style:text-properties style:font-name="Arial" style:font-name-asian="Droid Sans" style:font-name-complex="Lohit Hindi"/>
    </style:style>
    <style:style style:name="ce33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12">
      <style:table-cell-properties fo:border-bottom="0.06pt solid #000000" fo:border-left="none" fo:border-right="0.06pt solid #000000" fo:border-top="none"/>
      <style:text-properties style:font-name="Arial"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8"/>
          <table:table-cell table:style-name="ce27" office:value-type="string">
            <text:p><text:a xlink:href="http://www.danielsoper.com/statcalc3/calc.aspx?id=8">http://www.danielsoper.com/statcalc3/calc.aspx?id=8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l data</text:p>
          </table:table-cell>
          <table:table-cell table:number-columns-repeated="15"/>
          <table:table-cell office:value-type="string">
            <text:p>18 degrees, two tailed, alpha 0.5/18</text:p>
          </table:table-cell>
          <table:table-cell table:style-name="ce31" office:value-type="float" office:value="0.99781247">
            <text:p>0.99781247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5" office:value-type="string">
            <text:p>Decision Trees</text:p>
          </table:table-cell>
          <table:table-cell table:number-columns-repeated="2"/>
          <table:table-cell table:style-name="ce7"/>
          <table:table-cell table:style-name="ce16" office:value-type="string">
            <text:p>Decision Trees – clean data</text:p>
          </table:table-cell>
          <table:table-cell table:style-name="ce18" table:number-columns-repeated="8"/>
          <table:table-cell table:style-name="ce22"/>
          <table:table-cell/>
          <table:table-cell table:style-name="ce7"/>
          <table:table-cell table:style-name="ce18" office:value-type="string">
            <text:p>TTEST clean</text:p>
          </table:table-cell>
          <table:table-cell table:style-name="ce22" office:value-type="string">
            <text:p>TTEST nois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/>
          <table:table-cell table:style-name="ce8" office:value-type="string">
            <text:p>emotion</text:p>
          </table:table-cell>
          <table:table-cell office:value-type="string">
            <text:p>DT vs ANN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10" office:value-type="float" office:value="25">
            <text:p>25.0000</text:p>
          </table:table-cell>
          <table:table-cell table:style-name="ce10"/>
          <table:table-cell table:style-name="ce8" office:value-type="float" office:value="1">
            <text:p>1</text:p>
          </table:table-cell>
          <table:table-cell table:style-name="ce13" office:value-type="float" office:value="0.12">
            <text:p>0.1200</text:p>
          </table:table-cell>
          <table:table-cell table:style-name="ce13" office:value-type="float" office:value="0.1373">
            <text:p>0.1373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1471">
            <text:p>0.1471</text:p>
          </table:table-cell>
          <table:table-cell table:number-columns-repeated="2" table:style-name="ce13" office:value-type="float" office:value="0.1485">
            <text:p>0.1485</text:p>
          </table:table-cell>
          <table:table-cell table:style-name="ce13" office:value-type="float" office:value="0.1078">
            <text:p>0.1078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1863">
            <text:p>0.1863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8" office:value-type="float" office:value="1">
            <text:p>1</text:p>
          </table:table-cell>
          <table:table-cell table:style-name="ce28" table:formula="of:=TTEST([.G6:.P6]; [.G23:.P23];2;1)" office:value-type="float" office:value="0.0000078277831309214">
            <text:p>0.0000078277831</text:p>
          </table:table-cell>
          <table:table-cell table:style-name="ce32" table:formula="of:=TTEST([.G14:.P14];[.G31:.P31];2;1)" office:value-type="float" office:value="0.0000226296910385398">
            <text:p>0.0000226296910</text:p>
          </table:table-cell>
          <table:table-cell table:formula="of:=IF([.S6]&gt;[.$T$2]; 1; 0)" office:value-type="float" office:value="0">
            <text:p>0</text:p>
          </table:table-cell>
          <table:table-cell table:formula="of:=IF([.T6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10" office:value-type="float" office:value="37.2093">
            <text:p>37.2093</text:p>
          </table:table-cell>
          <table:table-cell table:style-name="ce10"/>
          <table:table-cell table:style-name="ce8" office:value-type="float" office:value="2">
            <text:p>2</text:p>
          </table:table-cell>
          <table:table-cell table:style-name="ce13" office:value-type="float" office:value="0.13">
            <text:p>0.1300</text:p>
          </table:table-cell>
          <table:table-cell table:style-name="ce13" office:value-type="float" office:value="0.098">
            <text:p>0.0980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0686">
            <text:p>0.0686</text:p>
          </table:table-cell>
          <table:table-cell table:style-name="ce13" office:value-type="float" office:value="0.0693">
            <text:p>0.0693</text:p>
          </table:table-cell>
          <table:table-cell table:style-name="ce13" office:value-type="float" office:value="0.0891">
            <text:p>0.0891</text:p>
          </table:table-cell>
          <table:table-cell table:style-name="ce13" office:value-type="float" office:value="0.098">
            <text:p>0.0980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098">
            <text:p>0.0980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8" office:value-type="float" office:value="2">
            <text:p>2</text:p>
          </table:table-cell>
          <table:table-cell table:style-name="ce28" table:formula="of:=TTEST([.G7:.P7]; [.G24:.P24];2;1)" office:value-type="float" office:value="0.0000612399974772199">
            <text:p>0.0000612399975</text:p>
          </table:table-cell>
          <table:table-cell table:style-name="ce32" table:formula="of:=TTEST([.G15:.P15];[.G32:.P32];2;1)" office:value-type="float" office:value="0.00290691579944788">
            <text:p>0.0029069157994</text:p>
          </table:table-cell>
          <table:table-cell table:formula="of:=IF([.S7]&gt;[.$T$2]; 1; 0)" office:value-type="float" office:value="0">
            <text:p>0</text:p>
          </table:table-cell>
          <table:table-cell table:formula="of:=IF([.T7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10" office:value-type="float" office:value="31.3953">
            <text:p>31.3953</text:p>
          </table:table-cell>
          <table:table-cell table:style-name="ce10"/>
          <table:table-cell table:style-name="ce8" office:value-type="float" office:value="3">
            <text:p>3</text:p>
          </table:table-cell>
          <table:table-cell table:style-name="ce13" office:value-type="float" office:value="0.09">
            <text:p>0.0900</text:p>
          </table:table-cell>
          <table:table-cell table:style-name="ce13" office:value-type="float" office:value="0.1176">
            <text:p>0.1176</text:p>
          </table:table-cell>
          <table:table-cell table:style-name="ce13" office:value-type="float" office:value="0.0693">
            <text:p>0.0693</text:p>
          </table:table-cell>
          <table:table-cell table:style-name="ce13" office:value-type="float" office:value="0.0588">
            <text:p>0.0588</text:p>
          </table:table-cell>
          <table:table-cell table:style-name="ce13" office:value-type="float" office:value="0.0792">
            <text:p>0.0792</text:p>
          </table:table-cell>
          <table:table-cell table:style-name="ce13" office:value-type="float" office:value="0.0891">
            <text:p>0.0891</text:p>
          </table:table-cell>
          <table:table-cell table:style-name="ce13" office:value-type="float" office:value="0.0294">
            <text:p>0.0294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1176">
            <text:p>0.1176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8" office:value-type="float" office:value="3">
            <text:p>3</text:p>
          </table:table-cell>
          <table:table-cell table:style-name="ce28" table:formula="of:=TTEST([.G8:.P8]; [.G25:.P25];2;1)" office:value-type="float" office:value="0.00016748793623876">
            <text:p>0.0001674879362</text:p>
          </table:table-cell>
          <table:table-cell table:style-name="ce32" table:formula="of:=TTEST([.G16:.P16];[.G33:.P33];2;1)" office:value-type="float" office:value="0.0000404309361107118">
            <text:p>0.0000404309361</text:p>
          </table:table-cell>
          <table:table-cell table:formula="of:=IF([.S8]&gt;[.$T$2]; 1; 0)" office:value-type="float" office:value="0">
            <text:p>0</text:p>
          </table:table-cell>
          <table:table-cell table:formula="of:=IF([.T8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0" office:value-type="float" office:value="70.801">
            <text:p>70.8010</text:p>
          </table:table-cell>
          <table:table-cell table:style-name="ce10"/>
          <table:table-cell table:style-name="ce8" office:value-type="float" office:value="4">
            <text:p>4</text:p>
          </table:table-cell>
          <table:table-cell table:style-name="ce13" office:value-type="float" office:value="0.07">
            <text:p>0.0700</text:p>
          </table:table-cell>
          <table:table-cell table:style-name="ce13" office:value-type="float" office:value="0.0588">
            <text:p>0.0588</text:p>
          </table:table-cell>
          <table:table-cell table:style-name="ce13" office:value-type="float" office:value="0.0099">
            <text:p>0.0099</text:p>
          </table:table-cell>
          <table:table-cell table:style-name="ce13" office:value-type="float" office:value="0.0588">
            <text:p>0.0588</text:p>
          </table:table-cell>
          <table:table-cell table:number-columns-repeated="2" table:style-name="ce13" office:value-type="float" office:value="0.0792">
            <text:p>0.0792</text:p>
          </table:table-cell>
          <table:table-cell table:style-name="ce13" office:value-type="float" office:value="0.0882">
            <text:p>0.0882</text:p>
          </table:table-cell>
          <table:table-cell table:style-name="ce13" office:value-type="float" office:value="0.0495">
            <text:p>0.0495</text:p>
          </table:table-cell>
          <table:table-cell table:style-name="ce13" office:value-type="float" office:value="0.0588">
            <text:p>0.0588</text:p>
          </table:table-cell>
          <table:table-cell table:style-name="ce25" office:value-type="float" office:value="0.0594">
            <text:p>0.0594</text:p>
          </table:table-cell>
          <table:table-cell/>
          <table:table-cell table:style-name="ce8" office:value-type="float" office:value="4">
            <text:p>4</text:p>
          </table:table-cell>
          <table:table-cell table:style-name="ce28" table:formula="of:=TTEST([.G9:.P9]; [.G26:.P26];2;1)" office:value-type="float" office:value="0.0000121662861836278">
            <text:p>0.0000121662862</text:p>
          </table:table-cell>
          <table:table-cell table:style-name="ce32" table:formula="of:=TTEST([.G17:.P17];[.G34:.P34];2;1)" office:value-type="float" office:value="0.207534380028447">
            <text:p>0.2075343800284</text:p>
          </table:table-cell>
          <table:table-cell table:formula="of:=IF([.S9]&gt;[.$T$2]; 1; 0)" office:value-type="float" office:value="0">
            <text:p>0</text:p>
          </table:table-cell>
          <table:table-cell table:formula="of:=IF([.T9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0" office:value-type="float" office:value="31.1828">
            <text:p>31.1828</text:p>
          </table:table-cell>
          <table:table-cell table:style-name="ce10"/>
          <table:table-cell table:style-name="ce8" office:value-type="float" office:value="5">
            <text:p>5</text:p>
          </table:table-cell>
          <table:table-cell table:style-name="ce13" office:value-type="float" office:value="0.1">
            <text:p>0.1000</text:p>
          </table:table-cell>
          <table:table-cell table:style-name="ce13" office:value-type="float" office:value="0.1373">
            <text:p>0.1373</text:p>
          </table:table-cell>
          <table:table-cell table:style-name="ce13" office:value-type="float" office:value="0.1584">
            <text:p>0.1584</text:p>
          </table:table-cell>
          <table:table-cell table:style-name="ce13" office:value-type="float" office:value="0.1078">
            <text:p>0.1078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1683">
            <text:p>0.1683</text:p>
          </table:table-cell>
          <table:table-cell table:style-name="ce13" office:value-type="float" office:value="0.2157">
            <text:p>0.2157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1275">
            <text:p>0.1275</text:p>
          </table:table-cell>
          <table:table-cell table:style-name="ce25" office:value-type="float" office:value="0.0792">
            <text:p>0.0792</text:p>
          </table:table-cell>
          <table:table-cell/>
          <table:table-cell table:style-name="ce8" office:value-type="float" office:value="5">
            <text:p>5</text:p>
          </table:table-cell>
          <table:table-cell table:style-name="ce28" table:formula="of:=TTEST([.G10:.P10]; [.G27:.P27];2;1)" office:value-type="float" office:value="0.00012985861510479">
            <text:p>0.0001298586151</text:p>
          </table:table-cell>
          <table:table-cell table:style-name="ce32" table:formula="of:=TTEST([.G18:.P18];[.G35:.P35];2;1)" office:value-type="float" office:value="0.421068042874906">
            <text:p>0.4210680428749</text:p>
          </table:table-cell>
          <table:table-cell table:formula="of:=IF([.S10]&gt;[.$T$2]; 1; 0)" office:value-type="float" office:value="0">
            <text:p>0</text:p>
          </table:table-cell>
          <table:table-cell table:formula="of:=IF([.T10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10" office:value-type="float" office:value="71.1538">
            <text:p>71.1538</text:p>
          </table:table-cell>
          <table:table-cell table:style-name="ce10"/>
          <table:table-cell table:style-name="ce8" office:value-type="float" office:value="6">
            <text:p>6</text:p>
          </table:table-cell>
          <table:table-cell table:style-name="ce13" office:value-type="float" office:value="0.09">
            <text:p>0.0900</text:p>
          </table:table-cell>
          <table:table-cell table:style-name="ce13" office:value-type="float" office:value="0.098">
            <text:p>0.0980</text:p>
          </table:table-cell>
          <table:table-cell table:style-name="ce13" office:value-type="float" office:value="0.0891">
            <text:p>0.0891</text:p>
          </table:table-cell>
          <table:table-cell table:style-name="ce13" office:value-type="float" office:value="0.0882">
            <text:p>0.0882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0882">
            <text:p>0.0882</text:p>
          </table:table-cell>
          <table:table-cell table:style-name="ce13" office:value-type="float" office:value="0.1584">
            <text:p>0.1584</text:p>
          </table:table-cell>
          <table:table-cell table:style-name="ce13" office:value-type="float" office:value="0.0784">
            <text:p>0.0784</text:p>
          </table:table-cell>
          <table:table-cell table:style-name="ce25" office:value-type="float" office:value="0.0495">
            <text:p>0.0495</text:p>
          </table:table-cell>
          <table:table-cell/>
          <table:table-cell table:style-name="ce8" office:value-type="float" office:value="6">
            <text:p>6</text:p>
          </table:table-cell>
          <table:table-cell table:style-name="ce28" table:formula="of:=TTEST([.G11:.P11]; [.G28:.P28];2;1)" office:value-type="float" office:value="0.00000863163703960045">
            <text:p>0.0000086316370</text:p>
          </table:table-cell>
          <table:table-cell table:style-name="ce32" table:formula="of:=TTEST([.G19:.P19];[.G36:.P36];2;1)" office:value-type="float" office:value="0.000820027594791463">
            <text:p>0.0008200275948</text:p>
          </table:table-cell>
          <table:table-cell table:formula="of:=IF([.S11]&gt;[.$T$2]; 1; 0)" office:value-type="float" office:value="0">
            <text:p>0</text:p>
          </table:table-cell>
          <table:table-cell table:formula="of:=IF([.T11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8"/>
          <table:table-cell table:style-name="ce14" office:value-type="string">
            <text:p>Decision Trees – noisy data</text:p>
          </table:table-cell>
          <table:table-cell table:style-name="ce1" table:number-columns-repeated="8"/>
          <table:table-cell table:style-name="ce23"/>
          <table:table-cell/>
          <table:table-cell table:style-name="ce8"/>
          <table:table-cell table:style-name="ce28"/>
          <table:table-cell table:style-name="ce33"/>
          <table:table-cell table:number-columns-repeated="2"/>
        </table:table-row>
        <table:table-row table:style-name="ro1">
          <table:table-cell table:number-columns-repeated="5"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/>
          <table:table-cell table:style-name="ce8"/>
          <table:table-cell table:style-name="ce28" office:value-type="string">
            <text:p>DT vs CBR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5"/>
          <table:table-cell table:style-name="ce8" office:value-type="float" office:value="1">
            <text:p>1</text:p>
          </table:table-cell>
          <table:table-cell table:style-name="ce13" office:value-type="float" office:value="0.18">
            <text:p>0.1800</text:p>
          </table:table-cell>
          <table:table-cell table:style-name="ce13" office:value-type="float" office:value="0.1683">
            <text:p>0.1683</text:p>
          </table:table-cell>
          <table:table-cell table:style-name="ce13" office:value-type="float" office:value="0.2871">
            <text:p>0.2871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1961">
            <text:p>0.1961</text:p>
          </table:table-cell>
          <table:table-cell table:style-name="ce13" office:value-type="float" office:value="0.2475">
            <text:p>0.2475</text:p>
          </table:table-cell>
          <table:table-cell table:style-name="ce13" office:value-type="float" office:value="0.1782">
            <text:p>0.1782</text:p>
          </table:table-cell>
          <table:table-cell table:style-name="ce13" office:value-type="float" office:value="0.1683">
            <text:p>0.1683</text:p>
          </table:table-cell>
          <table:table-cell table:style-name="ce13" office:value-type="float" office:value="0.1881">
            <text:p>0.1881</text:p>
          </table:table-cell>
          <table:table-cell table:style-name="ce25" office:value-type="float" office:value="0.1188">
            <text:p>0.1188</text:p>
          </table:table-cell>
          <table:table-cell/>
          <table:table-cell table:style-name="ce8" office:value-type="float" office:value="1">
            <text:p>1</text:p>
          </table:table-cell>
          <table:table-cell table:style-name="ce29" table:formula="of:=TTEST([.G6:.P6]; [.G40:.P40];2;1)" office:value-type="float" office:value="0.0000206667318329453">
            <text:p>0.0000206667318</text:p>
          </table:table-cell>
          <table:table-cell table:style-name="ce32" table:formula="of:=TTEST([.G14:.P14]; [.G48:.P48];2;1)" office:value-type="float" office:value="0.000697333853625222">
            <text:p>0.0006973338536</text:p>
          </table:table-cell>
          <table:table-cell table:formula="of:=IF([.S14]&gt;[.$T$2]; 1; 0)" office:value-type="float" office:value="0">
            <text:p>0</text:p>
          </table:table-cell>
          <table:table-cell table:formula="of:=IF([.T14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8" office:value-type="float" office:value="2">
            <text:p>2</text:p>
          </table:table-cell>
          <table:table-cell table:style-name="ce13" office:value-type="float" office:value="0.12">
            <text:p>0.1200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1584">
            <text:p>0.1584</text:p>
          </table:table-cell>
          <table:table-cell table:style-name="ce13" office:value-type="float" office:value="0.098">
            <text:p>0.0980</text:p>
          </table:table-cell>
          <table:table-cell table:style-name="ce13" office:value-type="float" office:value="0.0792">
            <text:p>0.0792</text:p>
          </table:table-cell>
          <table:table-cell table:style-name="ce13" office:value-type="float" office:value="0.1584">
            <text:p>0.1584</text:p>
          </table:table-cell>
          <table:table-cell table:style-name="ce13" office:value-type="float" office:value="0.1485">
            <text:p>0.1485</text:p>
          </table:table-cell>
          <table:table-cell table:style-name="ce13" office:value-type="float" office:value="0.1287">
            <text:p>0.1287</text:p>
          </table:table-cell>
          <table:table-cell table:style-name="ce25" office:value-type="float" office:value="0.0891">
            <text:p>0.0891</text:p>
          </table:table-cell>
          <table:table-cell/>
          <table:table-cell table:style-name="ce8" office:value-type="float" office:value="2">
            <text:p>2</text:p>
          </table:table-cell>
          <table:table-cell table:style-name="ce29" table:formula="of:=TTEST([.G7:.P7]; [.G41:.P41];2;1)" office:value-type="float" office:value="0.0348970803321313">
            <text:p>0.0348970803321</text:p>
          </table:table-cell>
          <table:table-cell table:style-name="ce32" table:formula="of:=TTEST([.G15:.P15]; [.G49:.P49];2;1)" office:value-type="float" office:value="0.00000296896971128042">
            <text:p>0.0000029689697</text:p>
          </table:table-cell>
          <table:table-cell table:formula="of:=IF([.S15]&gt;[.$T$2]; 1; 0)" office:value-type="float" office:value="0">
            <text:p>0</text:p>
          </table:table-cell>
          <table:table-cell table:formula="of:=IF([.T15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8" office:value-type="float" office:value="3">
            <text:p>3</text:p>
          </table:table-cell>
          <table:table-cell table:style-name="ce13" office:value-type="float" office:value="0.29">
            <text:p>0.2900</text:p>
          </table:table-cell>
          <table:table-cell table:style-name="ce13" office:value-type="float" office:value="0.2178">
            <text:p>0.2178</text:p>
          </table:table-cell>
          <table:table-cell table:style-name="ce13" office:value-type="float" office:value="0.1881">
            <text:p>0.1881</text:p>
          </table:table-cell>
          <table:table-cell table:style-name="ce13" office:value-type="float" office:value="0.1683">
            <text:p>0.1683</text:p>
          </table:table-cell>
          <table:table-cell table:style-name="ce13" office:value-type="float" office:value="0.2353">
            <text:p>0.2353</text:p>
          </table:table-cell>
          <table:table-cell table:style-name="ce13" office:value-type="float" office:value="0.2673">
            <text:p>0.2673</text:p>
          </table:table-cell>
          <table:table-cell table:style-name="ce13" office:value-type="float" office:value="0.297">
            <text:p>0.2970</text:p>
          </table:table-cell>
          <table:table-cell table:style-name="ce13" office:value-type="float" office:value="0.1782">
            <text:p>0.1782</text:p>
          </table:table-cell>
          <table:table-cell table:style-name="ce13" office:value-type="float" office:value="0.2178">
            <text:p>0.2178</text:p>
          </table:table-cell>
          <table:table-cell table:style-name="ce25" office:value-type="float" office:value="0.1881">
            <text:p>0.1881</text:p>
          </table:table-cell>
          <table:table-cell/>
          <table:table-cell table:style-name="ce8" office:value-type="float" office:value="3">
            <text:p>3</text:p>
          </table:table-cell>
          <table:table-cell table:style-name="ce29" table:formula="of:=TTEST([.G8:.P8]; [.G42:.P42];2;1)" office:value-type="float" office:value="0.000725330918543746">
            <text:p>0.0007253309185</text:p>
          </table:table-cell>
          <table:table-cell table:style-name="ce32" table:formula="of:=TTEST([.G16:.P16]; [.G50:.P50];2;1)" office:value-type="float" office:value="0.00000333928571992561">
            <text:p>0.0000033392857</text:p>
          </table:table-cell>
          <table:table-cell table:formula="of:=IF([.S16]&gt;[.$T$2]; 1; 0)" office:value-type="float" office:value="0">
            <text:p>0</text:p>
          </table:table-cell>
          <table:table-cell table:formula="of:=IF([.T16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8" office:value-type="float" office:value="4">
            <text:p>4</text:p>
          </table:table-cell>
          <table:table-cell table:style-name="ce13" office:value-type="float" office:value="0.09">
            <text:p>0.0900</text:p>
          </table:table-cell>
          <table:table-cell table:style-name="ce13" office:value-type="float" office:value="0.1782">
            <text:p>0.1782</text:p>
          </table:table-cell>
          <table:table-cell table:style-name="ce13" office:value-type="float" office:value="0.1386">
            <text:p>0.1386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098">
            <text:p>0.0980</text:p>
          </table:table-cell>
          <table:table-cell table:style-name="ce13" office:value-type="float" office:value="0.1584">
            <text:p>0.1584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099">
            <text:p>0.0990</text:p>
          </table:table-cell>
          <table:table-cell table:style-name="ce13" office:value-type="float" office:value="0.1188">
            <text:p>0.1188</text:p>
          </table:table-cell>
          <table:table-cell table:style-name="ce25" office:value-type="float" office:value="0.099">
            <text:p>0.0990</text:p>
          </table:table-cell>
          <table:table-cell/>
          <table:table-cell table:style-name="ce8" office:value-type="float" office:value="4">
            <text:p>4</text:p>
          </table:table-cell>
          <table:table-cell table:style-name="ce29" table:formula="of:=TTEST([.G9:.P9]; [.G43:.P43];2;1)" office:value-type="float" office:value="0.000217649509651918">
            <text:p>0.0002176495097</text:p>
          </table:table-cell>
          <table:table-cell table:style-name="ce32" table:formula="of:=TTEST([.G17:.P17]; [.G51:.P51];2;1)" office:value-type="float" office:value="0.0000233776358002201">
            <text:p>0.0000233776358</text:p>
          </table:table-cell>
          <table:table-cell table:formula="of:=IF([.S17]&gt;[.$T$2]; 1; 0)" office:value-type="float" office:value="0">
            <text:p>0</text:p>
          </table:table-cell>
          <table:table-cell table:formula="of:=IF([.T17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13" office:value-type="float" office:value="0.07">
            <text:p>0.0700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1275">
            <text:p>0.1275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0792">
            <text:p>0.0792</text:p>
          </table:table-cell>
          <table:table-cell table:style-name="ce13" office:value-type="float" office:value="0.1485">
            <text:p>0.1485</text:p>
          </table:table-cell>
          <table:table-cell table:style-name="ce13" office:value-type="float" office:value="0.0891">
            <text:p>0.0891</text:p>
          </table:table-cell>
          <table:table-cell table:style-name="ce25" office:value-type="float" office:value="0.1188">
            <text:p>0.1188</text:p>
          </table:table-cell>
          <table:table-cell/>
          <table:table-cell table:style-name="ce8" office:value-type="float" office:value="5">
            <text:p>5</text:p>
          </table:table-cell>
          <table:table-cell table:style-name="ce29" table:formula="of:=TTEST([.G10:.P10]; [.G44:.P44];2;1)" office:value-type="float" office:value="0.000790956855624752">
            <text:p>0.0007909568556</text:p>
          </table:table-cell>
          <table:table-cell table:style-name="ce32" table:formula="of:=TTEST([.G18:.P18]; [.G52:.P52];2;1)" office:value-type="float" office:value="0.013521722238847">
            <text:p>0.0135217222388</text:p>
          </table:table-cell>
          <table:table-cell table:formula="of:=IF([.S18]&gt;[.$T$2]; 1; 0)" office:value-type="float" office:value="0">
            <text:p>0</text:p>
          </table:table-cell>
          <table:table-cell table:formula="of:=IF([.T18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20" office:value-type="float" office:value="0.11">
            <text:p>0.1100</text:p>
          </table:table-cell>
          <table:table-cell table:style-name="ce20" office:value-type="float" office:value="0.0891">
            <text:p>0.0891</text:p>
          </table:table-cell>
          <table:table-cell table:style-name="ce20" office:value-type="float" office:value="0.0792">
            <text:p>0.0792</text:p>
          </table:table-cell>
          <table:table-cell table:style-name="ce20" office:value-type="float" office:value="0.1089">
            <text:p>0.1089</text:p>
          </table:table-cell>
          <table:table-cell table:style-name="ce20" office:value-type="float" office:value="0.1471">
            <text:p>0.1471</text:p>
          </table:table-cell>
          <table:table-cell table:style-name="ce20" office:value-type="float" office:value="0.1881">
            <text:p>0.1881</text:p>
          </table:table-cell>
          <table:table-cell table:style-name="ce20" office:value-type="float" office:value="0.1386">
            <text:p>0.1386</text:p>
          </table:table-cell>
          <table:table-cell table:number-columns-repeated="2" table:style-name="ce20" office:value-type="float" office:value="0.1683">
            <text:p>0.1683</text:p>
          </table:table-cell>
          <table:table-cell table:style-name="ce26" office:value-type="float" office:value="0.1188">
            <text:p>0.1188</text:p>
          </table:table-cell>
          <table:table-cell/>
          <table:table-cell table:style-name="ce8" office:value-type="float" office:value="6">
            <text:p>6</text:p>
          </table:table-cell>
          <table:table-cell table:style-name="ce29" table:formula="of:=TTEST([.G11:.P11]; [.G45:.P45];2;1)" office:value-type="float" office:value="0.0000303200920955402">
            <text:p>0.0000303200921</text:p>
          </table:table-cell>
          <table:table-cell table:style-name="ce32" table:formula="of:=TTEST([.G19:.P19]; [.G53:.P53];2;1)" office:value-type="float" office:value="0.000149780245908861">
            <text:p>0.0001497802459</text:p>
          </table:table-cell>
          <table:table-cell table:formula="of:=IF([.S19]&gt;[.$T$2]; 1; 0)" office:value-type="float" office:value="0">
            <text:p>0</text:p>
          </table:table-cell>
          <table:table-cell table:formula="of:=IF([.T19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number-columns-repeated="11"/>
          <table:table-cell/>
          <table:table-cell table:style-name="ce8"/>
          <table:table-cell table:style-name="ce28"/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>
            <text:p>ANNs clean</text:p>
          </table:table-cell>
          <table:table-cell table:number-columns-repeated="2"/>
          <table:table-cell table:style-name="ce7"/>
          <table:table-cell table:style-name="ce16" office:value-type="string">
            <text:p>ANNs – clean data</text:p>
          </table:table-cell>
          <table:table-cell table:style-name="ce18" table:number-columns-repeated="8"/>
          <table:table-cell table:style-name="ce22"/>
          <table:table-cell/>
          <table:table-cell table:style-name="ce8"/>
          <table:table-cell table:style-name="ce28"/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/>
          <table:table-cell table:style-name="ce8"/>
          <table:table-cell table:style-name="ce28" office:value-type="string">
            <text:p>ANN vs CBR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/>
          <table:table-cell table:style-name="ce8" office:value-type="float" office:value="1">
            <text:p>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.02">
            <text:p>0.02</text:p>
          </table:table-cell>
          <table:table-cell/>
          <table:table-cell table:style-name="ce8" office:value-type="float" office:value="1">
            <text:p>1</text:p>
          </table:table-cell>
          <table:table-cell table:style-name="ce29" table:formula="of:=TTEST([.G23:.P23]; [.G40:.P40];2;1)" office:value-type="float" office:value="0.0172926210871078">
            <text:p>0.0172926210871</text:p>
          </table:table-cell>
          <table:table-cell table:style-name="ce32" table:formula="of:=TTEST([.G31:.P31]; [.G48:.P48];2;1)" office:value-type="float" office:value="0.253360193899105">
            <text:p>0.2533601938991</text:p>
          </table:table-cell>
          <table:table-cell table:formula="of:=IF([.S23]&gt;[.$T$2]; 1; 0)" office:value-type="float" office:value="0">
            <text:p>0</text:p>
          </table:table-cell>
          <table:table-cell table:formula="of:=IF([.T23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/>
          <table:table-cell table:style-name="ce8" office:value-type="float" office:value="2">
            <text:p>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.01">
            <text:p>0.01</text:p>
          </table:table-cell>
          <table:table-cell/>
          <table:table-cell table:style-name="ce8" office:value-type="float" office:value="2">
            <text:p>2</text:p>
          </table:table-cell>
          <table:table-cell table:style-name="ce29" table:formula="of:=TTEST([.G24:.P24]; [.G41:.P41];2;1)" office:value-type="float" office:value="0.00680096694408541">
            <text:p>0.0068009669441</text:p>
          </table:table-cell>
          <table:table-cell table:style-name="ce32" table:formula="of:=TTEST([.G32:.P32]; [.G49:.P49];2;1)" office:value-type="float" office:value="0.00165617257795509">
            <text:p>0.0016561725780</text:p>
          </table:table-cell>
          <table:table-cell table:formula="of:=IF([.S24]&gt;[.$T$2]; 1; 0)" office:value-type="float" office:value="0">
            <text:p>0</text:p>
          </table:table-cell>
          <table:table-cell table:formula="of:=IF([.T24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/>
          <table:table-cell table:style-name="ce8" office:value-type="float" office:value="3">
            <text:p>3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099">
            <text:p>0.0099</text:p>
          </table:table-cell>
          <table:table-cell table:style-name="ce23" office:value-type="float" office:value="0">
            <text:p>0</text:p>
          </table:table-cell>
          <table:table-cell/>
          <table:table-cell table:style-name="ce8" office:value-type="float" office:value="3">
            <text:p>3</text:p>
          </table:table-cell>
          <table:table-cell table:style-name="ce29" table:formula="of:=TTEST([.G25:.P25]; [.G42:.P42];2;1)" office:value-type="float" office:value="0.00155825662618248">
            <text:p>0.0015582566262</text:p>
          </table:table-cell>
          <table:table-cell table:style-name="ce32" table:formula="of:=TTEST([.G33:.P33]; [.G50:.P50];2;1)" office:value-type="float" office:value="0.005830449376974">
            <text:p>0.0058304493770</text:p>
          </table:table-cell>
          <table:table-cell table:formula="of:=IF([.S25]&gt;[.$T$2]; 1; 0)" office:value-type="float" office:value="0">
            <text:p>0</text:p>
          </table:table-cell>
          <table:table-cell table:formula="of:=IF([.T25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/>
          <table:table-cell table:style-name="ce8" office:value-type="float" office:value="4">
            <text:p>4</text:p>
          </table:table-cell>
          <table:table-cell table:style-name="ce1" office:value-type="float" office:value="0.01">
            <text:p>0.0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099">
            <text:p>0.0099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/>
          <table:table-cell table:style-name="ce8" office:value-type="float" office:value="4">
            <text:p>4</text:p>
          </table:table-cell>
          <table:table-cell table:style-name="ce29" table:formula="of:=TTEST([.G26:.P26]; [.G43:.P43];2;1)" office:value-type="float" office:value="0.00194436222627384">
            <text:p>0.0019443622263</text:p>
          </table:table-cell>
          <table:table-cell table:style-name="ce32" table:formula="of:=TTEST([.G34:.P34]; [.G51:.P51];2;1)" office:value-type="float" office:value="0.00813834802602237">
            <text:p>0.0081383480260</text:p>
          </table:table-cell>
          <table:table-cell table:formula="of:=IF([.S26]&gt;[.$T$2]; 1; 0)" office:value-type="float" office:value="0">
            <text:p>0</text:p>
          </table:table-cell>
          <table:table-cell table:formula="of:=IF([.T26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/>
          <table:table-cell table:style-name="ce8" office:value-type="float" office:value="5">
            <text:p>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number-columns-repeated="2" table:style-name="ce1" office:value-type="float" office:value="0.06">
            <text:p>0.06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97">
            <text:p>0.0297</text:p>
          </table:table-cell>
          <table:table-cell table:style-name="ce23" office:value-type="float" office:value="0.01">
            <text:p>0.01</text:p>
          </table:table-cell>
          <table:table-cell/>
          <table:table-cell table:style-name="ce8" office:value-type="float" office:value="5">
            <text:p>5</text:p>
          </table:table-cell>
          <table:table-cell table:style-name="ce29" table:formula="of:=TTEST([.G27:.P27]; [.G44:.P44];2;1)" office:value-type="float" office:value="0.0451454813076819">
            <text:p>0.0451454813077</text:p>
          </table:table-cell>
          <table:table-cell table:style-name="ce32" table:formula="of:=TTEST([.G35:.P35]; [.G52:.P52];2;1)" office:value-type="float" office:value="0.0318667465272653">
            <text:p>0.0318667465273</text:p>
          </table:table-cell>
          <table:table-cell table:formula="of:=IF([.S27]&gt;[.$T$2]; 1; 0)" office:value-type="float" office:value="0">
            <text:p>0</text:p>
          </table:table-cell>
          <table:table-cell table:formula="of:=IF([.T27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">
            <text:p>0</text:p>
          </table:table-cell>
          <table:table-cell/>
          <table:table-cell table:style-name="ce9" office:value-type="float" office:value="6">
            <text:p>6</text:p>
          </table:table-cell>
          <table:table-cell table:style-name="ce30" table:formula="of:=TTEST([.G28:.P28]; [.G45:.P45];2;1)" office:value-type="float" office:value="0.235028421853083">
            <text:p>0.2350284218531</text:p>
          </table:table-cell>
          <table:table-cell table:style-name="ce34" table:formula="of:=TTEST([.G36:.P36]; [.G53:.P53];2;1)" office:value-type="float" office:value="0.508646491596346">
            <text:p>0.5086464915963</text:p>
          </table:table-cell>
          <table:table-cell table:formula="of:=IF([.S28]&gt;[.$T$2]; 1; 0)" office:value-type="float" office:value="0">
            <text:p>0</text:p>
          </table:table-cell>
          <table:table-cell table:formula="of:=IF([.T28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8"/>
          <table:table-cell table:style-name="ce14" office:value-type="string">
            <text:p>ANNs – noisy data</text:p>
          </table:table-cell>
          <table:table-cell table:style-name="ce1" table:number-columns-repeated="8"/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ANNs noisy</text:p>
          </table:table-cell>
          <table:table-cell table:number-columns-repeated="2"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number-columns-repeated="2"/>
          <table:table-cell office:value-type="string">
            <text:p>None of the t-values computed was greater than the value at our 0.5/18 significance level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7992">
            <text:p>31.7992</text:p>
          </table:table-cell>
          <table:table-cell/>
          <table:table-cell table:style-name="ce8" office:value-type="float" office:value="1">
            <text:p>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8">
            <text:p>0.08</text:p>
          </table:table-cell>
          <table:table-cell table:style-name="ce23"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3.9877">
            <text:p>53.9877</text:p>
          </table:table-cell>
          <table:table-cell/>
          <table:table-cell table:style-name="ce8" office:value-type="float" office:value="2">
            <text:p>2</text:p>
          </table:table-cell>
          <table:table-cell table:style-name="ce1" office:value-type="float" office:value="0.09">
            <text:p>0.09</text:p>
          </table:table-cell>
          <table:table-cell table:number-columns-repeated="2" table:style-name="ce1" office:value-type="float" office:value="0.12">
            <text:p>0.12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7">
            <text:p>0.07</text:p>
          </table:table-cell>
          <table:table-cell table:style-name="ce23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8.8095">
            <text:p>48.8095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 table:style-name="ce1" office:value-type="float" office:value="0.15">
            <text:p>0.15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287">
            <text:p>0.1287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3">
            <text:p>0.13</text:p>
          </table:table-cell>
          <table:table-cell table:style-name="ce23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2.6415">
            <text:p>72.6415</text:p>
          </table:table-cell>
          <table:table-cell/>
          <table:table-cell table:style-name="ce8" office:value-type="float" office:value="4">
            <text:p>4</text:p>
          </table:table-cell>
          <table:table-cell table:style-name="ce1" office:value-type="float" office:value="0.07">
            <text:p>0.07</text:p>
          </table:table-cell>
          <table:table-cell table:number-columns-repeated="2" table:style-name="ce1" office:value-type="float" office:value="0.11">
            <text:p>0.1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7">
            <text:p>0.07</text:p>
          </table:table-cell>
          <table:table-cell table:style-name="ce23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.4545">
            <text:p>35.4545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 table:style-name="ce1" office:value-type="float" office:value="0.1">
            <text:p>0.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99">
            <text:p>0.099</text:p>
          </table:table-cell>
          <table:table-cell table:number-columns-repeated="2" table:style-name="ce1" office:value-type="float" office:value="0.13">
            <text:p>0.1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7">
            <text:p>0.07</text:p>
          </table:table-cell>
          <table:table-cell table:style-name="ce23"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8.337">
            <text:p>78.337</text:p>
          </table:table-cell>
          <table:table-cell/>
          <table:table-cell table:style-name="ce9" office:value-type="float" office:value="6">
            <text:p>6</text:p>
          </table:table-cell>
          <table:table-cell table:style-name="ce17" office:value-type="float" office:value="0.1">
            <text:p>0.1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693">
            <text:p>0.0693</text:p>
          </table:table-cell>
          <table:table-cell table:style-name="ce17" office:value-type="float" office:value="0.09">
            <text:p>0.09</text:p>
          </table:table-cell>
          <table:table-cell table:style-name="ce17" office:value-type="float" office:value="0.1">
            <text:p>0.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1">
            <text:p>0.1</text:p>
          </table:table-cell>
          <table:table-cell table:style-name="ce24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11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CBR</text:p>
          </table:table-cell>
          <table:table-cell table:style-name="ce5" office:value-type="string">
            <text:p>NOISY</text:p>
          </table:table-cell>
          <table:table-cell table:style-name="ce5"/>
          <table:table-cell table:style-name="ce7"/>
          <table:table-cell table:style-name="ce16" office:value-type="string">
            <text:p>CBR – clean data</text:p>
          </table:table-cell>
          <table:table-cell table:style-name="ce16"/>
          <table:table-cell table:style-name="ce18" table:number-columns-repeated="7"/>
          <table:table-cell table:style-name="ce2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table:style-name="ce8" office:value-type="float" office:value="1">
            <text:p>1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594">
            <text:p>0.0594</text:p>
          </table:table-cell>
          <table:table-cell table:style-name="ce23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table:style-name="ce8" office:value-type="float" office:value="2">
            <text:p>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495">
            <text:p>0.0495</text:p>
          </table:table-cell>
          <table:table-cell table:number-columns-repeated="2" table:style-name="ce1" office:value-type="float" office:value="0.09">
            <text:p>0.09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99">
            <text:p>0.099</text:p>
          </table:table-cell>
          <table:table-cell table:style-name="ce23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table:style-name="ce8" office:value-type="float" office:value="3">
            <text:p>3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594">
            <text:p>0.0594</text:p>
          </table:table-cell>
          <table:table-cell table:style-name="ce23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table:style-name="ce8" office:value-type="float" office:value="4">
            <text:p>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97">
            <text:p>0.0297</text:p>
          </table:table-cell>
          <table:table-cell table:number-columns-repeated="2" table:style-name="ce1" office:value-type="float" office:value="0.03">
            <text:p>0.03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8" office:value-type="float" office:value="5">
            <text:p>5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23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table:style-name="ce8" office:value-type="float" office:value="6">
            <text:p>6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3"/>
          <table:table-cell table:style-name="ce8"/>
          <table:table-cell table:style-name="ce14" office:value-type="string">
            <text:p>CBR – noisy data</text:p>
          </table:table-cell>
          <table:table-cell table:style-name="ce14"/>
          <table:table-cell table:style-name="ce1" table:number-columns-repeated="7"/>
          <table:table-cell table:style-name="ce23"/>
          <table:table-cell table:number-columns-repeated="6"/>
        </table:table-row>
        <table:table-row table:style-name="ro1">
          <table:table-cell table:number-columns-repeated="5"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" office:value-type="float" office:value="1">
            <text:p>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6">
            <text:p>0.06</text:p>
          </table:table-cell>
          <table:table-cell table:style-name="ce23"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" office:value-type="float" office:value="2">
            <text:p>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6">
            <text:p>0.06</text:p>
          </table:table-cell>
          <table:table-cell table:style-name="ce23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" office:value-type="float" office:value="3">
            <text:p>3</text:p>
          </table:table-cell>
          <table:table-cell table:number-columns-repeated="3" table:style-name="ce1" office:value-type="float" office:value="0.13">
            <text:p>0.1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86">
            <text:p>0.1386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9">
            <text:p>0.09</text:p>
          </table:table-cell>
          <table:table-cell table:style-name="ce23"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" office:value-type="float" office:value="4">
            <text:p>4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5">
            <text:p>0.05</text:p>
          </table:table-cell>
          <table:table-cell table:style-name="ce23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" office:value-type="float" office:value="5">
            <text:p>5</text:p>
          </table:table-cell>
          <table:table-cell table:style-name="ce1" office:value-type="float" office:value="0.11">
            <text:p>0.11</text:p>
          </table:table-cell>
          <table:table-cell table:number-columns-repeated="2" table:style-name="ce1" office:value-type="float" office:value="0.06">
            <text:p>0.06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7">
            <text:p>0.07</text:p>
          </table:table-cell>
          <table:table-cell table:style-name="ce23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693">
            <text:p>0.0693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1">
            <text:p>0.1</text:p>
          </table:table-cell>
          <table:table-cell table:style-name="ce17" office:value-type="float" office:value="0.11">
            <text:p>0.11</text:p>
          </table:table-cell>
          <table:table-cell table:style-name="ce24" office:value-type="float" office:value="0.04">
            <text:p>0.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6"/>
          <table:table-cell table:style-name="ce6" office:value-type="string">
            <text:p>F1 Measure</text:p>
          </table:table-cell>
          <table:table-cell table:style-name="ce6"/>
          <table:table-cell table:style-name="ce19"/>
          <table:table-cell table:style-name="ce21"/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>
            <text:p>Emotion</text:p>
          </table:table-cell>
          <table:table-cell table:style-name="ce3" office:value-type="string">
            <text:p>Decision Trees</text:p>
          </table:table-cell>
          <table:table-cell table:style-name="ce3"/>
          <table:table-cell table:style-name="ce3" office:value-type="string">
            <text:p>ANNs</text:p>
          </table:table-cell>
          <table:table-cell table:style-name="ce3" office:value-type="string">
            <text:p>CBR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table:style-name="ce11" office:value-type="float" office:value="25">
            <text:p>25.0000</text:p>
          </table:table-cell>
          <table:table-cell table:style-name="ce11"/>
          <table:table-cell table:style-name="ce3" office:value-type="float" office:value="86.2595">
            <text:p>86.2595</text:p>
          </table:table-cell>
          <table:table-cell table:style-name="ce3" office:value-type="float" office:value="23.4432">
            <text:p>23.44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table:style-name="ce11" office:value-type="float" office:value="37.2093">
            <text:p>37.2093</text:p>
          </table:table-cell>
          <table:table-cell table:style-name="ce11"/>
          <table:table-cell table:style-name="ce3" office:value-type="float" office:value="90.6329">
            <text:p>90.6329</text:p>
          </table:table-cell>
          <table:table-cell table:style-name="ce3" office:value-type="float" office:value="30.1471">
            <text:p>30.147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table:style-name="ce11" office:value-type="float" office:value="31.3953">
            <text:p>31.3953</text:p>
          </table:table-cell>
          <table:table-cell table:style-name="ce11"/>
          <table:table-cell table:style-name="ce3" office:value-type="float" office:value="92.1739">
            <text:p>92.1739</text:p>
          </table:table-cell>
          <table:table-cell table:style-name="ce3" office:value-type="float" office:value="48.7805">
            <text:p>48.78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float" office:value="4">
            <text:p>4</text:p>
          </table:table-cell>
          <table:table-cell table:style-name="ce11" office:value-type="float" office:value="70.801">
            <text:p>70.8010</text:p>
          </table:table-cell>
          <table:table-cell table:style-name="ce11"/>
          <table:table-cell table:style-name="ce3" office:value-type="float" office:value="97.931">
            <text:p>97.931</text:p>
          </table:table-cell>
          <table:table-cell table:style-name="ce3" office:value-type="float" office:value="70.9677">
            <text:p>70.967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float" office:value="5">
            <text:p>5</text:p>
          </table:table-cell>
          <table:table-cell table:style-name="ce11" office:value-type="float" office:value="31.1828">
            <text:p>31.1828</text:p>
          </table:table-cell>
          <table:table-cell table:style-name="ce11"/>
          <table:table-cell table:style-name="ce3" office:value-type="float" office:value="78.9474">
            <text:p>78.9474</text:p>
          </table:table-cell>
          <table:table-cell table:style-name="ce3" office:value-type="float" office:value="24">
            <text:p>2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float" office:value="6">
            <text:p>6</text:p>
          </table:table-cell>
          <table:table-cell table:style-name="ce11" office:value-type="float" office:value="71.1538">
            <text:p>71.1538</text:p>
          </table:table-cell>
          <table:table-cell table:style-name="ce11"/>
          <table:table-cell table:style-name="ce3" office:value-type="float" office:value="95.7143">
            <text:p>95.7143</text:p>
          </table:table-cell>
          <table:table-cell table:style-name="ce3" office:value-type="float" office:value="75.594">
            <text:p>75.594</text:p>
          </table:table-cell>
          <table:table-cell table:number-columns-repeated="15"/>
        </table:table-row>
        <table:table-row table:style-name="ro1" table:number-rows-repeated="28">
          <table:table-cell table:number-columns-repeated="22"/>
        </table:table-row>
        <table:table-row table:style-name="ro1">
          <table:table-cell/>
          <table:table-cell table:style-name="ce1" table:number-columns-repeated="2"/>
          <table:table-cell table:style-name="ce12" office:value-type="string" table:number-columns-spanned="10" table:number-rows-spanned="1">
            <text:p>Decision Trees – clean data</text:p>
          </table:table-cell>
          <table:covered-table-cell table:number-columns-repeated="8" table:style-name="ce18"/>
          <table:covered-table-cell table:style-name="ce2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2" office:value-type="string" table:number-columns-spanned="10" table:number-rows-spanned="1">
            <text:p>Fold</text:p>
          </table:table-cell>
          <table:covered-table-cell table:number-columns-repeated="9" table:style-name="ce3"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11" office:value-type="float" office:value="0.12">
            <text:p>0.1200</text:p>
          </table:table-cell>
          <table:table-cell table:style-name="ce11" office:value-type="float" office:value="0.1373">
            <text:p>0.1373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1471">
            <text:p>0.1471</text:p>
          </table:table-cell>
          <table:table-cell table:number-columns-repeated="2" table:style-name="ce11" office:value-type="float" office:value="0.1485">
            <text:p>0.1485</text:p>
          </table:table-cell>
          <table:table-cell table:style-name="ce11" office:value-type="float" office:value="0.1078">
            <text:p>0.1078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863">
            <text:p>0.1863</text:p>
          </table:table-cell>
          <table:table-cell table:style-name="ce11" office:value-type="float" office:value="0.1089">
            <text:p>0.1089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11" office:value-type="float" office:value="0.13">
            <text:p>0.1300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287">
            <text:p>0.1287</text:p>
          </table:table-cell>
          <table:table-cell table:style-name="ce11" office:value-type="float" office:value="0.0686">
            <text:p>0.0686</text:p>
          </table:table-cell>
          <table:table-cell table:style-name="ce11" office:value-type="float" office:value="0.0693">
            <text:p>0.0693</text:p>
          </table:table-cell>
          <table:table-cell table:style-name="ce11" office:value-type="float" office:value="0.0891">
            <text:p>0.0891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089">
            <text:p>0.1089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1176">
            <text:p>0.1176</text:p>
          </table:table-cell>
          <table:table-cell table:style-name="ce11" office:value-type="float" office:value="0.0693">
            <text:p>0.0693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792">
            <text:p>0.0792</text:p>
          </table:table-cell>
          <table:table-cell table:style-name="ce11" office:value-type="float" office:value="0.0891">
            <text:p>0.0891</text:p>
          </table:table-cell>
          <table:table-cell table:style-name="ce11" office:value-type="float" office:value="0.0294">
            <text:p>0.0294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176">
            <text:p>0.1176</text:p>
          </table:table-cell>
          <table:table-cell table:style-name="ce11" office:value-type="float" office:value="0.1089">
            <text:p>0.1089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11" office:value-type="float" office:value="0.07">
            <text:p>0.0700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099">
            <text:p>0.0099</text:p>
          </table:table-cell>
          <table:table-cell table:style-name="ce11" office:value-type="float" office:value="0.0588">
            <text:p>0.0588</text:p>
          </table:table-cell>
          <table:table-cell table:number-columns-repeated="2" table:style-name="ce11" office:value-type="float" office:value="0.0792">
            <text:p>0.0792</text:p>
          </table:table-cell>
          <table:table-cell table:style-name="ce11" office:value-type="float" office:value="0.0882">
            <text:p>0.0882</text:p>
          </table:table-cell>
          <table:table-cell table:style-name="ce11" office:value-type="float" office:value="0.0495">
            <text:p>0.0495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594">
            <text:p>0.0594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11" office:value-type="float" office:value="0.1">
            <text:p>0.1000</text:p>
          </table:table-cell>
          <table:table-cell table:style-name="ce11" office:value-type="float" office:value="0.1373">
            <text:p>0.1373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1078">
            <text:p>0.1078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683">
            <text:p>0.1683</text:p>
          </table:table-cell>
          <table:table-cell table:style-name="ce11" office:value-type="float" office:value="0.2157">
            <text:p>0.2157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1275">
            <text:p>0.1275</text:p>
          </table:table-cell>
          <table:table-cell table:style-name="ce11" office:value-type="float" office:value="0.0792">
            <text:p>0.0792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0891">
            <text:p>0.0891</text:p>
          </table:table-cell>
          <table:table-cell table:style-name="ce11" office:value-type="float" office:value="0.0882">
            <text:p>0.0882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0882">
            <text:p>0.0882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0784">
            <text:p>0.0784</text:p>
          </table:table-cell>
          <table:table-cell table:style-name="ce11" office:value-type="float" office:value="0.0495">
            <text:p>0.0495</text:p>
          </table:table-cell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3" table:number-columns-repeated="1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4" office:value-type="string">
            <text:p>Decision Trees – noisy data</text:p>
          </table:table-cell>
          <table:table-cell table:style-name="ce1" table:number-columns-repeated="10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5" office:value-type="string" table:number-columns-spanned="10" table:number-rows-spanned="1">
            <text:p>Fold</text:p>
          </table:table-cell>
          <table:covered-table-cell table:number-columns-repeated="9" table:style-name="ce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4" office:value-type="string" table:number-columns-spanned="1" table:number-rows-spanned="6">
            <text:p>Emotion</text:p>
          </table:table-cell>
          <table:table-cell table:style-name="ce1" office:value-type="float" office:value="1">
            <text:p>1</text:p>
          </table:table-cell>
          <table:table-cell table:style-name="ce13" office:value-type="float" office:value="0.18">
            <text:p>0.1800</text:p>
          </table:table-cell>
          <table:table-cell table:style-name="ce13" office:value-type="float" office:value="0.1683">
            <text:p>0.1683</text:p>
          </table:table-cell>
          <table:table-cell table:style-name="ce13" office:value-type="float" office:value="0.2871">
            <text:p>0.2871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1961">
            <text:p>0.1961</text:p>
          </table:table-cell>
          <table:table-cell table:style-name="ce13" office:value-type="float" office:value="0.2475">
            <text:p>0.2475</text:p>
          </table:table-cell>
          <table:table-cell table:style-name="ce13" office:value-type="float" office:value="0.1782">
            <text:p>0.1782</text:p>
          </table:table-cell>
          <table:table-cell table:style-name="ce13" office:value-type="float" office:value="0.1683">
            <text:p>0.1683</text:p>
          </table:table-cell>
          <table:table-cell table:style-name="ce13" office:value-type="float" office:value="0.1881">
            <text:p>0.1881</text:p>
          </table:table-cell>
          <table:table-cell table:style-name="ce13" office:value-type="float" office:value="0.1188">
            <text:p>0.1188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/>
          <table:table-cell table:style-name="ce1" office:value-type="float" office:value="2">
            <text:p>2</text:p>
          </table:table-cell>
          <table:table-cell table:style-name="ce13" office:value-type="float" office:value="0.12">
            <text:p>0.1200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1584">
            <text:p>0.1584</text:p>
          </table:table-cell>
          <table:table-cell table:style-name="ce13" office:value-type="float" office:value="0.098">
            <text:p>0.0980</text:p>
          </table:table-cell>
          <table:table-cell table:style-name="ce13" office:value-type="float" office:value="0.0792">
            <text:p>0.0792</text:p>
          </table:table-cell>
          <table:table-cell table:style-name="ce13" office:value-type="float" office:value="0.1584">
            <text:p>0.1584</text:p>
          </table:table-cell>
          <table:table-cell table:style-name="ce13" office:value-type="float" office:value="0.1485">
            <text:p>0.1485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0891">
            <text:p>0.0891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/>
          <table:table-cell table:style-name="ce1" office:value-type="float" office:value="3">
            <text:p>3</text:p>
          </table:table-cell>
          <table:table-cell table:style-name="ce13" office:value-type="float" office:value="0.29">
            <text:p>0.2900</text:p>
          </table:table-cell>
          <table:table-cell table:style-name="ce13" office:value-type="float" office:value="0.2178">
            <text:p>0.2178</text:p>
          </table:table-cell>
          <table:table-cell table:style-name="ce13" office:value-type="float" office:value="0.1881">
            <text:p>0.1881</text:p>
          </table:table-cell>
          <table:table-cell table:style-name="ce13" office:value-type="float" office:value="0.1683">
            <text:p>0.1683</text:p>
          </table:table-cell>
          <table:table-cell table:style-name="ce13" office:value-type="float" office:value="0.2353">
            <text:p>0.2353</text:p>
          </table:table-cell>
          <table:table-cell table:style-name="ce13" office:value-type="float" office:value="0.2673">
            <text:p>0.2673</text:p>
          </table:table-cell>
          <table:table-cell table:style-name="ce13" office:value-type="float" office:value="0.297">
            <text:p>0.2970</text:p>
          </table:table-cell>
          <table:table-cell table:style-name="ce13" office:value-type="float" office:value="0.1782">
            <text:p>0.1782</text:p>
          </table:table-cell>
          <table:table-cell table:style-name="ce13" office:value-type="float" office:value="0.2178">
            <text:p>0.2178</text:p>
          </table:table-cell>
          <table:table-cell table:style-name="ce13" office:value-type="float" office:value="0.1881">
            <text:p>0.1881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/>
          <table:table-cell table:style-name="ce1" office:value-type="float" office:value="4">
            <text:p>4</text:p>
          </table:table-cell>
          <table:table-cell table:style-name="ce13" office:value-type="float" office:value="0.09">
            <text:p>0.0900</text:p>
          </table:table-cell>
          <table:table-cell table:style-name="ce13" office:value-type="float" office:value="0.1782">
            <text:p>0.1782</text:p>
          </table:table-cell>
          <table:table-cell table:style-name="ce13" office:value-type="float" office:value="0.1386">
            <text:p>0.1386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098">
            <text:p>0.0980</text:p>
          </table:table-cell>
          <table:table-cell table:style-name="ce13" office:value-type="float" office:value="0.1584">
            <text:p>0.1584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099">
            <text:p>0.0990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099">
            <text:p>0.0990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/>
          <table:table-cell table:style-name="ce1" office:value-type="float" office:value="5">
            <text:p>5</text:p>
          </table:table-cell>
          <table:table-cell table:style-name="ce13" office:value-type="float" office:value="0.07">
            <text:p>0.0700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1188">
            <text:p>0.1188</text:p>
          </table:table-cell>
          <table:table-cell table:style-name="ce13" office:value-type="float" office:value="0.1275">
            <text:p>0.1275</text:p>
          </table:table-cell>
          <table:table-cell table:style-name="ce13" office:value-type="float" office:value="0.1287">
            <text:p>0.1287</text:p>
          </table:table-cell>
          <table:table-cell table:style-name="ce13" office:value-type="float" office:value="0.0792">
            <text:p>0.0792</text:p>
          </table:table-cell>
          <table:table-cell table:style-name="ce13" office:value-type="float" office:value="0.1485">
            <text:p>0.1485</text:p>
          </table:table-cell>
          <table:table-cell table:style-name="ce13" office:value-type="float" office:value="0.0891">
            <text:p>0.0891</text:p>
          </table:table-cell>
          <table:table-cell table:style-name="ce13" office:value-type="float" office:value="0.1188">
            <text:p>0.1188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covered-table-cell/>
          <table:table-cell table:style-name="ce1" office:value-type="float" office:value="6">
            <text:p>6</text:p>
          </table:table-cell>
          <table:table-cell table:style-name="ce13" office:value-type="float" office:value="0.11">
            <text:p>0.1100</text:p>
          </table:table-cell>
          <table:table-cell table:style-name="ce13" office:value-type="float" office:value="0.0891">
            <text:p>0.0891</text:p>
          </table:table-cell>
          <table:table-cell table:style-name="ce13" office:value-type="float" office:value="0.0792">
            <text:p>0.0792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1471">
            <text:p>0.1471</text:p>
          </table:table-cell>
          <table:table-cell table:style-name="ce13" office:value-type="float" office:value="0.1881">
            <text:p>0.1881</text:p>
          </table:table-cell>
          <table:table-cell table:style-name="ce13" office:value-type="float" office:value="0.1386">
            <text:p>0.1386</text:p>
          </table:table-cell>
          <table:table-cell table:number-columns-repeated="2" table:style-name="ce13" office:value-type="float" office:value="0.1683">
            <text:p>0.1683</text:p>
          </table:table-cell>
          <table:table-cell table:style-name="ce13" office:value-type="float" office:value="0.1188">
            <text:p>0.1188</text:p>
          </table:table-cell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3" table:number-columns-repeated="11"/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12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16" office:value-type="string">
            <text:p>ANNs – clean data</text:p>
          </table:table-cell>
          <table:table-cell table:style-name="ce18" table:number-columns-repeated="8"/>
          <table:table-cell table:style-name="ce2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.02">
            <text:p>0.02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.01">
            <text:p>0.01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099">
            <text:p>0.0099</text:p>
          </table:table-cell>
          <table:table-cell table:style-name="ce23" office:value-type="float" office:value="0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4">
            <text:p>4</text:p>
          </table:table-cell>
          <table:table-cell table:style-name="ce1" office:value-type="float" office:value="0.01">
            <text:p>0.0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099">
            <text:p>0.0099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5">
            <text:p>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number-columns-repeated="2" table:style-name="ce1" office:value-type="float" office:value="0.06">
            <text:p>0.06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97">
            <text:p>0.0297</text:p>
          </table:table-cell>
          <table:table-cell table:style-name="ce23" office:value-type="float" office:value="0.01">
            <text:p>0.01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/>
          <table:table-cell table:style-name="ce14" office:value-type="string">
            <text:p>ANNs – noisy data</text:p>
          </table:table-cell>
          <table:table-cell table:style-name="ce1" table:number-columns-repeated="8"/>
          <table: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8">
            <text:p>0.08</text:p>
          </table:table-cell>
          <table:table-cell table:style-name="ce23" office:value-type="float" office:value="0.07">
            <text:p>0.07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1" office:value-type="float" office:value="0.09">
            <text:p>0.09</text:p>
          </table:table-cell>
          <table:table-cell table:number-columns-repeated="2" table:style-name="ce1" office:value-type="float" office:value="0.12">
            <text:p>0.12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7">
            <text:p>0.07</text:p>
          </table:table-cell>
          <table:table-cell table:style-name="ce23" office:value-type="float" office:value="0.04">
            <text:p>0.04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" office:value-type="float" office:value="0.15">
            <text:p>0.15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287">
            <text:p>0.1287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3">
            <text:p>0.13</text:p>
          </table:table-cell>
          <table:table-cell table:style-name="ce23" office:value-type="float" office:value="0.1">
            <text:p>0.1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4">
            <text:p>4</text:p>
          </table:table-cell>
          <table:table-cell table:style-name="ce1" office:value-type="float" office:value="0.07">
            <text:p>0.07</text:p>
          </table:table-cell>
          <table:table-cell table:number-columns-repeated="2" table:style-name="ce1" office:value-type="float" office:value="0.11">
            <text:p>0.1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7">
            <text:p>0.07</text:p>
          </table:table-cell>
          <table:table-cell table:style-name="ce23" office:value-type="float" office:value="0.04">
            <text:p>0.04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5">
            <text:p>5</text:p>
          </table:table-cell>
          <table:table-cell table:number-columns-repeated="2" table:style-name="ce1" office:value-type="float" office:value="0.1">
            <text:p>0.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99">
            <text:p>0.099</text:p>
          </table:table-cell>
          <table:table-cell table:number-columns-repeated="2" table:style-name="ce1" office:value-type="float" office:value="0.13">
            <text:p>0.1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7">
            <text:p>0.07</text:p>
          </table:table-cell>
          <table:table-cell table:style-name="ce23" office:value-type="float" office:value="0.09">
            <text:p>0.0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17" office:value-type="float" office:value="0.1">
            <text:p>0.1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693">
            <text:p>0.0693</text:p>
          </table:table-cell>
          <table:table-cell table:style-name="ce17" office:value-type="float" office:value="0.09">
            <text:p>0.09</text:p>
          </table:table-cell>
          <table:table-cell table:style-name="ce17" office:value-type="float" office:value="0.1">
            <text:p>0.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1">
            <text:p>0.1</text:p>
          </table:table-cell>
          <table:table-cell table:style-name="ce24" office:value-type="float" office:value="0.04">
            <text:p>0.04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12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16" office:value-type="string">
            <text:p>CBR – clean data</text:p>
          </table:table-cell>
          <table:table-cell table:style-name="ce16"/>
          <table:table-cell table:style-name="ce18" table:number-columns-repeated="7"/>
          <table:table-cell table:style-name="ce2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594">
            <text:p>0.0594</text:p>
          </table:table-cell>
          <table:table-cell table:style-name="ce23" office:value-type="float" office:value="0.02">
            <text:p>0.02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495">
            <text:p>0.0495</text:p>
          </table:table-cell>
          <table:table-cell table:number-columns-repeated="2" table:style-name="ce1" office:value-type="float" office:value="0.09">
            <text:p>0.09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99">
            <text:p>0.099</text:p>
          </table:table-cell>
          <table:table-cell table:style-name="ce23" office:value-type="float" office:value="0.05">
            <text:p>0.05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594">
            <text:p>0.0594</text:p>
          </table:table-cell>
          <table:table-cell table:style-name="ce23" office:value-type="float" office:value="0.02">
            <text:p>0.02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4">
            <text:p>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97">
            <text:p>0.0297</text:p>
          </table:table-cell>
          <table:table-cell table:number-columns-repeated="2" table:style-name="ce1" office:value-type="float" office:value="0.03">
            <text:p>0.03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5">
            <text:p>5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23" office:value-type="float" office:value="0.05">
            <text:p>0.05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6">
            <text:p>6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198">
            <text:p>0.0198</text:p>
          </table:table-cell>
          <table:table-cell table:style-name="ce23" office:value-type="float" office:value="0.02">
            <text:p>0.02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/>
          <table:table-cell table:style-name="ce14" office:value-type="string">
            <text:p>CBR – noisy data</text:p>
          </table:table-cell>
          <table:table-cell table:style-name="ce14"/>
          <table:table-cell table:style-name="ce1" table:number-columns-repeated="7"/>
          <table: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6">
            <text:p>0.06</text:p>
          </table:table-cell>
          <table:table-cell table:style-name="ce23" office:value-type="float" office:value="0.09">
            <text:p>0.0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6">
            <text:p>0.06</text:p>
          </table:table-cell>
          <table:table-cell table:style-name="ce23" office:value-type="float" office:value="0.04">
            <text:p>0.04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3" table:style-name="ce1" office:value-type="float" office:value="0.13">
            <text:p>0.1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86">
            <text:p>0.1386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9">
            <text:p>0.09</text:p>
          </table:table-cell>
          <table:table-cell table:style-name="ce23" office:value-type="float" office:value="0.08">
            <text:p>0.08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4">
            <text:p>4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5">
            <text:p>0.05</text:p>
          </table:table-cell>
          <table:table-cell table:style-name="ce23" office:value-type="float" office:value="0.05">
            <text:p>0.05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5">
            <text:p>5</text:p>
          </table:table-cell>
          <table:table-cell table:style-name="ce1" office:value-type="float" office:value="0.11">
            <text:p>0.11</text:p>
          </table:table-cell>
          <table:table-cell table:number-columns-repeated="2" table:style-name="ce1" office:value-type="float" office:value="0.06">
            <text:p>0.06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7">
            <text:p>0.07</text:p>
          </table:table-cell>
          <table:table-cell table:style-name="ce23" office:value-type="float" office:value="0.1">
            <text:p>0.1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693">
            <text:p>0.0693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1">
            <text:p>0.1</text:p>
          </table:table-cell>
          <table:table-cell table:style-name="ce17" office:value-type="float" office:value="0.11">
            <text:p>0.11</text:p>
          </table:table-cell>
          <table:table-cell table:style-name="ce24" office:value-type="float" office:value="0.04">
            <text:p>0.04</text:p>
          </table:table-cell>
          <table:table-cell table:style-name="ce1"/>
          <table:table-cell table:number-columns-repeated="8"/>
        </table:table-row>
        <table:table-row table:style-name="ro1" table:number-rows-repeated="104843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number number:decimal-places="1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oth</meta:initial-creator>
    <meta:creation-date>2012-12-06T16:09:47</meta:creation-date>
    <dc:date>2012-12-06T19:28:12</dc:date>
    <dc:creator>Tina Liu</dc:creator>
    <meta:editing-duration>PT1H53M28S</meta:editing-duration>
    <meta:editing-cycles>10</meta:editing-cycles>
    <meta:generator>LibreOffice/3.5$Linux_X86_64 LibreOffice_project/350m1$Build-2</meta:generator>
    <meta:document-statistic meta:table-count="3" meta:cell-count="1121" meta:object-count="0"/>
  </office:meta>
</office:document-meta>
</file>